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4192" officeooo:paragraph-rsid="00104192" style:font-weight-asian="bold" style:font-weight-complex="bold"/>
    </style:style>
    <style:style style:name="P2" style:family="paragraph" style:parent-style-name="Standard">
      <style:text-properties fo:color="#000000" officeooo:rsid="00120988" officeooo:paragraph-rsid="00120988"/>
    </style:style>
    <style:style style:name="P3" style:family="paragraph" style:parent-style-name="Standard">
      <style:text-properties fo:color="#000000" fo:font-weight="bold" officeooo:rsid="00120988" officeooo:paragraph-rsid="00120988" style:font-weight-asian="bold" style:font-weight-complex="bold"/>
    </style:style>
    <style:style style:name="P4" style:family="paragraph" style:parent-style-name="Standard">
      <style:text-properties officeooo:rsid="0014f950" officeooo:paragraph-rsid="0014f950"/>
    </style:style>
    <style:style style:name="P5" style:family="paragraph" style:parent-style-name="Standard">
      <style:text-properties officeooo:rsid="00165c9f" officeooo:paragraph-rsid="00165c9f"/>
    </style:style>
    <style:style style:name="P6" style:family="paragraph" style:parent-style-name="Standard">
      <style:text-properties officeooo:rsid="00199592" officeooo:paragraph-rsid="00199592"/>
    </style:style>
    <style:style style:name="P7" style:family="paragraph" style:parent-style-name="Table_20_Contents">
      <style:paragraph-properties fo:text-align="center" style:justify-single-word="false"/>
      <style:text-properties officeooo:paragraph-rsid="00104192"/>
    </style:style>
    <style:style style:name="P8" style:family="paragraph" style:parent-style-name="Table_20_Contents" style:master-page-name="Standard">
      <style:paragraph-properties fo:text-align="center" style:justify-single-word="false" style:page-number="auto"/>
      <style:text-properties officeooo:paragraph-rsid="00104192"/>
    </style:style>
    <style:style style:name="P9" style:family="paragraph" style:parent-style-name="Heading_20_1" style:list-style-name="WWNum1">
      <style:paragraph-properties fo:text-align="center" style:justify-single-word="false"/>
      <style:text-properties officeooo:paragraph-rsid="00104192"/>
    </style:style>
    <style:style style:name="P10" style:family="paragraph" style:parent-style-name="Heading_20_1" style:list-style-name="WWNum1">
      <style:paragraph-properties fo:text-align="start" style:justify-single-word="false"/>
      <style:text-properties style:font-name="Liberation Serif" fo:font-size="14pt" officeooo:paragraph-rsid="00104192" style:font-size-asian="14pt" style:font-size-complex="14pt"/>
    </style:style>
    <style:style style:name="P11" style:family="paragraph" style:parent-style-name="Heading_20_1" style:list-style-name="WWNum1">
      <style:paragraph-properties fo:text-align="start" style:justify-single-word="false"/>
      <style:text-properties officeooo:rsid="000bcffd" officeooo:paragraph-rsid="00104192"/>
    </style:style>
    <style:style style:name="P12" style:family="paragraph" style:parent-style-name="Standard" style:list-style-name="L1">
      <style:text-properties officeooo:rsid="0014f950" officeooo:paragraph-rsid="0014f950"/>
    </style:style>
    <style:style style:name="P13" style:family="paragraph" style:parent-style-name="Standard" style:list-style-name="L2">
      <style:text-properties officeooo:rsid="00165c9f" officeooo:paragraph-rsid="00165c9f"/>
    </style:style>
    <style:style style:name="P14" style:family="paragraph" style:parent-style-name="Standard" style:list-style-name="L1">
      <style:text-properties fo:color="#000000" officeooo:rsid="00165c9f" officeooo:paragraph-rsid="00165c9f"/>
    </style:style>
    <style:style style:name="P15" style:family="paragraph" style:parent-style-name="Standard" style:list-style-name="L1">
      <style:text-properties fo:color="#000000" officeooo:rsid="00199592" officeooo:paragraph-rsid="00199592"/>
    </style:style>
    <style:style style:name="P16" style:family="paragraph" style:parent-style-name="Standard" style:list-style-name="L2">
      <style:text-properties fo:color="#000000" style:text-line-through-style="none" style:text-line-through-type="none" style:font-name="Liberation Serif" fo:font-weight="normal" officeooo:rsid="0017d93e" officeooo:paragraph-rsid="00199592" style:font-name-asian="Noto Sans CJK SC Regular" style:font-weight-asian="normal" style:font-name-complex="Lohit Devanagari" style:font-weight-complex="normal"/>
    </style:style>
    <style:style style:name="P17" style:family="paragraph" style:parent-style-name="Standard">
      <style:text-properties fo:color="#000000" style:text-line-through-style="none" style:text-line-through-type="none" style:font-name="Liberation Serif" officeooo:rsid="00199592" officeooo:paragraph-rsid="00199592" style:font-name-asian="Noto Sans CJK SC Regular" style:font-name-complex="Lohit Devanagari"/>
    </style:style>
    <style:style style:name="P18" style:family="paragraph" style:parent-style-name="Standard">
      <style:text-properties fo:color="#000000" style:text-line-through-style="none" style:text-line-through-type="none" style:font-name="Liberation Serif" fo:font-weight="bold" officeooo:rsid="00199592" officeooo:paragraph-rsid="00199592" style:font-name-asian="Noto Sans CJK SC Regular" style:font-weight-asian="bold" style:font-name-complex="Lohit Devanagari" style:font-weight-complex="bold"/>
    </style:style>
    <style:style style:name="P19" style:family="paragraph" style:parent-style-name="Standard">
      <style:text-properties fo:color="#000000" officeooo:rsid="001242c7" officeooo:paragraph-rsid="00120988"/>
    </style:style>
    <style:style style:name="P20" style:family="paragraph" style:parent-style-name="Standard" style:list-style-name="L2">
      <style:text-properties officeooo:rsid="00199592" officeooo:paragraph-rsid="00199592"/>
    </style:style>
    <style:style style:name="P21" style:family="paragraph" style:parent-style-name="Standard" style:list-style-name="L2">
      <style:text-properties officeooo:rsid="0017d93e" officeooo:paragraph-rsid="0019a321"/>
    </style:style>
    <style:style style:name="P22" style:family="paragraph" style:parent-style-name="Standard" style:list-style-name="L2">
      <style:text-properties officeooo:rsid="0019a321" officeooo:paragraph-rsid="0019a32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04192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17d93e" style:font-weight-asian="bold" style:font-weight-complex="bold"/>
    </style:style>
    <style:style style:name="T6" style:family="text">
      <style:text-properties fo:color="#000000" officeooo:rsid="00165c9f"/>
    </style:style>
    <style:style style:name="T7" style:family="text">
      <style:text-properties fo:color="#000000" officeooo:rsid="0017d93e"/>
    </style:style>
    <style:style style:name="T8" style:family="text">
      <style:text-properties fo:color="#000000" style:font-name="Liberation Serif1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text-position="sub 58%" style:font-name="Liberation Serif"/>
    </style:style>
    <style:style style:name="T11" style:family="text">
      <style:text-properties fo:color="#000000" style:text-line-through-style="none" style:text-line-through-type="none" style:font-name="Liberation Serif"/>
    </style:style>
    <style:style style:name="T12" style:family="text">
      <style:text-properties fo:color="#000000" style:text-line-through-style="none" style:text-line-through-type="none" style:font-name="Liberation Serif" style:font-name-asian="Noto Sans CJK SC Regular" style:font-name-complex="Lohit Devanagari"/>
    </style:style>
    <style:style style:name="T13" style:family="text">
      <style:text-properties fo:color="#000000" style:text-line-through-style="none" style:text-line-through-type="none" style:font-name="Liberation Serif" officeooo:rsid="00199592" style:font-name-asian="Noto Sans CJK SC Regular" style:font-name-complex="Lohit Devanagari"/>
    </style:style>
    <style:style style:name="T14" style:family="text">
      <style:text-properties fo:color="#000000" style:text-line-through-style="none" style:text-line-through-type="none" style:font-name="Liberation Serif" fo:font-weight="bold" style:font-name-asian="Noto Sans CJK SC Regular" style:font-weight-asian="bold" style:font-name-complex="Lohit Devanagari" style:font-weight-complex="bold"/>
    </style:style>
    <style:style style:name="T15" style:family="text">
      <style:text-properties fo:color="#000000" style:text-line-through-style="none" style:text-line-through-type="none" style:font-name="Liberation Serif" fo:font-weight="bold" officeooo:rsid="0017d93e" style:font-name-asian="Noto Sans CJK SC Regular" style:font-weight-asian="bold" style:font-name-complex="Lohit Devanagari" style:font-weight-complex="bold"/>
    </style:style>
    <style:style style:name="T16" style:family="text">
      <style:text-properties fo:color="#000000" style:text-line-through-style="none" style:text-line-through-type="none" style:font-name="Liberation Serif" fo:font-weight="bold" officeooo:rsid="00165c9f" style:font-name-asian="Noto Sans CJK SC Regular" style:font-weight-asian="bold" style:font-name-complex="Lohit Devanagari" style:font-weight-complex="bold"/>
    </style:style>
    <style:style style:name="T17" style:family="text">
      <style:text-properties fo:color="#000000" style:text-line-through-style="none" style:text-line-through-type="none" style:font-name="Liberation Serif" fo:font-weight="normal" officeooo:rsid="0017d93e" style:font-name-asian="Noto Sans CJK SC Regular" style:font-weight-asian="normal" style:font-name-complex="Lohit Devanagari" style:font-weight-complex="normal"/>
    </style:style>
    <style:style style:name="T18" style:family="text">
      <style:text-properties fo:color="#000000" style:text-line-through-style="none" style:text-line-through-type="none" style:font-name="Liberation Serif1" officeooo:rsid="00199592" style:font-name-asian="Liberation Serif1" style:font-name-complex="Liberation Serif1"/>
    </style:style>
    <style:style style:name="T19" style:family="text">
      <style:text-properties fo:color="#000000" style:text-line-through-style="none" style:text-line-through-type="none" style:text-position="sub 58%" style:font-name="Liberation Serif" officeooo:rsid="00199592" style:font-name-asian="Noto Sans CJK SC Regular" style:font-name-complex="Lohit Devanagari"/>
    </style:style>
    <style:style style:name="T20" style:family="text">
      <style:text-properties fo:color="#000000" style:text-line-through-style="none" style:text-line-through-type="none" style:text-position="super 58%" style:font-name="Liberation Serif" style:font-name-asian="Noto Sans CJK SC Regular" style:font-name-complex="Lohit Devanagari"/>
    </style:style>
    <style:style style:name="T21" style:family="text">
      <style:text-properties fo:color="#000000" officeooo:rsid="0019a3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té des Sciences et de la Technologie d'Oran – MB</text:p>
      <text:p text:style-name="P7">Faculté de Génie Électrique </text:p>
      <text:p text:style-name="P7">Département d'Électronique</text:p>
      <text:p text:style-name="P7"/>
      <text:list xml:id="list2402981524" text:style-name="WWNum1">
        <text:list-item>
          <text:h text:style-name="P9" text:outline-level="1"><text:span text:style-name="T1">Test de TP </text:span><text:span text:style-name="T2">Java</text:span></text:h>
        </text:list-item>
        <text:list-item>
          <text:h text:style-name="P10" text:outline-level="1">Nom &amp; prénom</text:h>
        </text:list-item>
        <text:list-item>
          <text:h text:style-name="P11" text:outline-level="1"/>
        </text:list-item>
      </text:list>
      <text:p text:style-name="P1">Partie 1</text:p>
      <text:p text:style-name="P4"><text:span text:style-name="T3">Soit la classe </text:span><text:span text:style-name="T4">Complexe</text:span><text:span text:style-name="T3"> qui modéliser un nombre complexe contenant un nombre réel et un nombre imaginaire. Dans la méthode </text:span><text:span text:style-name="T4">main</text:span><text:span text:style-name="T3"> de la classe </text:span><text:span text:style-name="T4">Ex</text:span><text:span text:style-name="T3">, on effectue trois types d’opérations : une addition, une multiplication et un affichage.</text:span></text:p>
      <text:list xml:id="list437709637" text:style-name="L1">
        <text:list-item>
          <text:p text:style-name="P12"><text:span text:style-name="T3">Mettre le modificateur d’accès des attributs </text:span><text:span text:style-name="T4">re</text:span><text:span text:style-name="T3"> et </text:span><text:span text:style-name="T4">im</text:span><text:span text:style-name="T3"> en </text:span><text:span text:style-name="T4">private</text:span><text:span text:style-name="T3"> et modifier ce qu’il </text:span><text:span text:style-name="T6">y</text:span><text:span text:style-name="T3"> a à modifier de manière à pouvoir effectuer les même opérations dans la classe </text:span><text:span text:style-name="T4">Ex</text:span></text:p>
        </text:list-item>
        <text:list-item>
          <text:p text:style-name="P14">Les méthodes d’addition et de multiplication ne doivent pas prendre plus d’un paramètre et doivent retourner un complexe.</text:p>
        </text:list-item>
        <text:list-item>
          <text:p text:style-name="P14">La méthode d’affichage doit afficher un complexe sous sa forme mathématique.</text:p>
        </text:list-item>
        <text:list-item>
          <text:p text:style-name="P15">Expliquer brièvement le fonctionnement des méthodes définies :</text:p>
          <text:list>
            <text:list-item>
              <text:p text:style-name="P15"><text:s/></text:p>
            </text:list-item>
            <text:list-item>
              <text:p text:style-name="P15"><text:s/></text:p>
            </text:list-item>
            <text:list-item>
              <text:p text:style-name="P15"/>
            </text:list-item>
          </text:list>
        </text:list-item>
      </text:list>
      <text:p text:style-name="P2"/>
      <text:p text:style-name="P3">Partie 2</text:p>
      <text:p text:style-name="P5"><text:span text:style-name="T3">On voudrait utiliser la classe </text:span><text:span text:style-name="T4">Complexe</text:span><text:span text:style-name="T3"> pour calculer la solution d’une équation du second degré.</text:span></text:p>
      <text:list xml:id="list2531892060" text:style-name="L2">
        <text:list-item>
          <text:p text:style-name="P13"><text:span text:style-name="T3">Définir la classe </text:span><text:span text:style-name="T4">Equ2Degre</text:span><text:span text:style-name="T3"> qui modélise une équation du second degré</text:span></text:p>
        </text:list-item>
        <text:list-item>
          <text:p text:style-name="P13"><text:span text:style-name="T3">Définir la méthode </text:span><text:span text:style-name="T5">Complexe[] </text:span><text:span text:style-name="T4">r</text:span><text:span text:style-name="T5">e</text:span><text:span text:style-name="T4">soudre </text:span><text:span text:style-name="T5">()</text:span><text:span text:style-name="T7"> qui permet de résoudre l’équation et qui retourne les solutions sous formes de complexes.</text:span></text:p>
          <text:p text:style-name="P21"><text:span text:style-name="T3">Remarque</text:span><text:span text:style-name="T21">s</text:span><text:span text:style-name="T3"> : </text:span></text:p>
          <text:list>
            <text:list-item>
              <text:list>
                <text:list-item>
                  <text:p text:style-name="P21"><text:span text:style-name="T3">les solutions quand </text:span><text:span text:style-name="T8">Δ</text:span><text:span text:style-name="T9">&lt;0 sont : z</text:span><text:span text:style-name="T10">1</text:span><text:span text:style-name="T9"> = ( -</text:span><text:span text:style-name="T11">b / (2a) ) + (</text:span><text:span text:style-name="T18">√</text:span><text:span text:style-name="T13">(-delta) / 2a) i et <text:s/></text:span><text:span text:style-name="T12">z</text:span><text:span text:style-name="T19">2</text:span><text:span text:style-name="T12"> = ( b / (2a) ) + (</text:span><text:span text:style-name="T18">√</text:span><text:span text:style-name="T13">(-delta) / 2a) i</text:span></text:p>
                </text:list-item>
                <text:list-item>
                  <text:p text:style-name="P22"><text:span text:style-name="T13">U</text:span><text:span text:style-name="T12">tiliser la classe </text:span><text:span text:style-name="T14">Math</text:span><text:span text:style-name="T12"> pour le calcul de la racine carré</text:span></text:p>
                </text:list-item>
              </text:list>
            </text:list-item>
          </text:list>
        </text:list-item>
        <text:list-item>
          <text:p text:style-name="P20"><text:span text:style-name="T12">Expliquer brièvement le fonctionnement de la méthode </text:span><text:span text:style-name="T15">Complexe[] </text:span><text:span text:style-name="T16">r</text:span><text:span text:style-name="T15">e</text:span><text:span text:style-name="T16">soudre </text:span><text:span text:style-name="T15">() </text:span><text:span text:style-name="T17">:</text:span></text:p>
          <text:p text:style-name="P16"/>
        </text:list-item>
      </text:list>
      <text:p text:style-name="P17"/>
      <text:p text:style-name="P18">Partie 3</text:p>
      <text:p text:style-name="P6"><text:span text:style-name="T12">Dans la méthode main tester la classe </text:span><text:span text:style-name="T14">Equ2Degre</text:span><text:span text:style-name="T12"> pour résoudre l’équation 2x</text:span><text:span text:style-name="T20">2</text:span><text:span text:style-name="T12"> + x + 3 puis afficher la solution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0:13.868601773</meta:creation-date>
    <dc:date>2020-01-26T09:07:34.192721366</dc:date>
    <meta:editing-duration>PT3H12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67" meta:character-count="1515" meta:non-whitespace-character-count="1275"/>
  </office:meta>
</office:document-meta>
</file>